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  <style:text-properties fo:font-variant="normal" fo:text-transform="none" fo:color="#8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line-height="146%" fo:orphans="2" fo:widows="2" fo:text-indent="0in" style:auto-text-indent="false" fo:padding="0in" fo:border="none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line-through-styl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ili Oil – Uncle Bibi Famous Kusho Laijiao Chili Oil</text:p>
      <text:p text:style-name="P1"/>
      <text:p text:style-name="P5">&gt; Cook without oil, to release fragrance:</text:p>
      <text:p text:style-name="P5">6 star anise</text:p>
      <text:p text:style-name="P5">2 cardomom</text:p>
      <text:p text:style-name="P6">2 cinnamon sticks</text:p>
      <text:p text:style-name="P6">2 bay leaves</text:p>
      <text:p text:style-name="P6"><text:span text:style-name="T5">1 tbsp </text:span><text:a xlink:type="simple" xlink:href="https://amzn.to/2u7j0G5" office:target-frame-name="_blank" xlink:show="new" text:style-name="Internet_20_link" text:visited-style-name="Visited_20_Internet_20_Link"><text:span text:style-name="T6">sichuan peppercorns</text:span></text:a><text:span text:style-name="T5">, ground, optional</text:span></text:p>
      <text:p text:style-name="P4">1 tbsp ginger, slices</text:p>
      <text:p text:style-name="P3"/>
      <text:p text:style-name="P4">&gt; Set aside.</text:p>
      <text:p text:style-name="P4"/>
      <text:p text:style-name="P5"><text:span text:style-name="T4">Fry until almost brown:</text:span></text:p>
      <text:p text:style-name="P5">1 cup vegetableoil – divided</text:p>
      <text:p text:style-name="P5"/>
      <text:p text:style-name="P5">&gt; Filter, then add oil back to the wok and then fry: (Can throw away the ginger)</text:p>
      <text:p text:style-name="P5">2 large shallots, chopped</text:p>
      <text:p text:style-name="P5">4 cloves garlic, slices</text:p>
      <text:p text:style-name="P5">2 tbsp peanuts (add this later, so it doesn't char too much)</text:p>
      <text:p text:style-name="P4">sesame seeds</text:p>
      <text:p text:style-name="P4"/>
      <text:p text:style-name="P5">&gt; Filter out oil and continue to cook the shallots, garlic, peanuts, sesame seeds in wok without the oil.</text:p>
      <text:p text:style-name="P5">&gt; Put the grilled shallots, garlic, peanuts, sesame seeds into jar.</text:p>
      <text:p text:style-name="P5"/>
      <text:p text:style-name="P8"><text:span text:style-name="T2">&gt; Filter, add the oil back to the wok and then fry:</text:span></text:p>
      <text:p text:style-name="P5">1/2 cup red pepper flakes for mild version or <text:span text:style-name="T3">Thai chili flakes </text:span>for spicy version</text:p>
      <text:p text:style-name="P4">Dried red chilis, chopped</text:p>
      <text:p text:style-name="P7"/>
      <text:p text:style-name="P5">&gt; In a bowl, mix:</text:p>
      <text:p text:style-name="P8"><text:span text:style-name="T2">2 tbsp </text:span><text:a xlink:type="simple" xlink:href="https://amzn.to/2Ukuq3U" office:target-frame-name="_blank" xlink:show="new" text:style-name="Internet_20_link" text:visited-style-name="Visited_20_Internet_20_Link"><text:span text:style-name="T1">soy sauce</text:span></text:a></text:p>
      <text:p text:style-name="P8"><text:span text:style-name="T2">2 tbsp </text:span><text:span text:style-name="T1">toban djan, Chinese chili bean sauce / hoison sauce</text:span></text:p>
      <text:p text:style-name="P5">1 tbsp sugar</text:p>
      <text:p text:style-name="P5">1/4 tsp salt</text:p>
      <text:p text:style-name="P5"/>
      <text:p text:style-name="P5"><text:soft-page-break/>&gt; Filter the oil into the bowl.</text:p>
      <text:p text:style-name="P1">&gt; Wait until cool a little, then add:</text:p>
      <text:p text:style-name="P8"><text:span text:style-name="T2">small pinch of </text:span><text:a xlink:type="simple" xlink:href="https://amzn.to/2UnD819" office:target-frame-name="_blank" xlink:show="new" text:style-name="Internet_20_link" text:visited-style-name="Visited_20_Internet_20_Link"><text:span text:style-name="T1">Chinese five spices</text:span></text:a><text:span text:style-name="T2">, optional</text:span></text:p>
      <text:p text:style-name="P8"><text:span text:style-name="T2">1 tsp </text:span><text:a xlink:type="simple" xlink:href="https://amzn.to/2vHysZJ" office:target-frame-name="_blank" xlink:show="new" text:style-name="Internet_20_link" text:visited-style-name="Visited_20_Internet_20_Link">c</text:a><text:span text:style-name="T1">hicken boullion</text:span></text:p>
      <text:p text:style-name="P5">1 tsp mushroom seasoning</text:p>
      <text:p text:style-name="P1"/>
      <text:p text:style-name="P1">&gt; Wait until cool, then add the fried garlic and shallo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3T14:07:40.17</meta:creation-date>
    <dc:date>2020-06-13T09:28:45.97</dc:date>
    <meta:editing-duration>P4DT7H48M48S</meta:editing-duration>
    <meta:editing-cycles>40</meta:editing-cycles>
    <meta:generator>OpenOffice/4.1.4$Win32 OpenOffice.org_project/414m5$Build-9788</meta:generator>
    <meta:document-statistic meta:table-count="0" meta:image-count="0" meta:object-count="0" meta:page-count="2" meta:paragraph-count="32" meta:word-count="217" meta:character-count="1133"/>
  </office:meta>
</office:document-meta>
</file>